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-width="0.231cm" draw:marker-start-center="false" draw:marker-end-width="0.231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-width="0.231cm" draw:marker-start-center="false" draw:marker-end-width="0.231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dash" draw:stroke-dash="Fine_20_Dashed" svg:stroke-width="0.019cm" svg:stroke-color="#000000" draw:marker-start-width="0.332cm" draw:marker-start-center="false" draw:marker-end-width="0.332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.019cm" svg:stroke-color="#6fb544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19cm" svg:stroke-color="#ad649a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color="#6fb544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fo:color="#ad649a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fo:color="#6fb544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2" style:family="text">
      <style:text-properties fo:color="#ad649a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0.42cm" svg:y1="15.606cm" svg:x2="10.565cm" svg:y2="15.581cm">
            <text:p/>
          </draw:line>
          <draw:line draw:style-name="gr1" draw:text-style-name="P1" draw:layer="layout" svg:x1="10.596cm" svg:y1="15.722cm" svg:x2="10.565cm" svg:y2="15.581cm">
            <text:p/>
          </draw:line>
          <draw:line draw:style-name="gr1" draw:text-style-name="P1" draw:layer="layout" svg:x1="10.21cm" svg:y1="14.63cm" svg:x2="10.349cm" svg:y2="14.603cm">
            <text:p/>
          </draw:line>
          <draw:line draw:style-name="gr1" draw:text-style-name="P1" draw:layer="layout" svg:x1="10.351cm" svg:y1="14.603cm" svg:x2="10.326cm" svg:y2="14.454cm">
            <text:p/>
          </draw:line>
          <draw:path draw:style-name="gr2" draw:text-style-name="P2" draw:layer="layout" svg:width="0.661cm" svg:height="1.292cm" draw:transform="skewX (0.00383972435438752) rotate (0.193033415270573) translate (8.8459338173936cm 14.7215991155418cm)" svg:viewBox="0 0 662 1293" svg:d="M0 1293c25-95 81-184 137-288s119-200 171-301 118-323 180-416l174-288">
            <text:p/>
          </draw:path>
          <draw:path draw:style-name="gr2" draw:text-style-name="P2" draw:layer="layout" svg:width="2.847cm" svg:height="0.024cm" draw:transform="skewX (0.00331612557878925) rotate (0.192335283569775) translate (9.0783036373648cm 15.9993854153368cm)" svg:viewBox="0 0 2848 25" svg:d="M2848 7c-128-6-312-6-432-7-135 7-577 17-709 17-105 9-245-4-354-8-112-2-242 0-385-5s-236 24-358 13c-120-6-244 11-347 7l-263-19">
            <text:p/>
          </draw:path>
          <draw:path draw:style-name="gr2" draw:text-style-name="P2" draw:layer="layout" svg:width="0.682cm" svg:height="1.295cm" draw:transform="rotate (0.191637151868977) translate (11.6258357829966cm 14.1874048150472cm)" svg:viewBox="0 0 683 1296" svg:d="M0 1296c50-93 97-190 130-289s138-207 194-311 128-314 171-410l188-286">
            <text:p/>
          </draw:path>
          <draw:path draw:style-name="gr2" draw:text-style-name="P2" draw:layer="layout" svg:width="2.852cm" svg:height="0.026cm" draw:transform="skewX (0.115191730631626) rotate (0.190066355542182) translate (9.073695268661cm 15.9938779580038cm)" svg:viewBox="0 0 2853 27" svg:d="M2853 0c-116 15-308 0-435 0-136 6-556 11-693 7-107 10-246 2-344 9-128 1-258-14-399-10-136 9-231 12-362 17-109-3-240-9-353 4l-267-19">
            <text:p/>
          </draw:path>
          <draw:path draw:style-name="gr2" draw:text-style-name="P2" draw:layer="layout" svg:width="2.856cm" svg:height="0.023cm" draw:transform="skewX (0.00331612557878926) rotate (0.191811684794177) translate (9.476150401345cm 14.5997187817716cm)" svg:viewBox="0 0 2857 24" svg:d="M2857 3c-98 11-317-4-437 0-138 16-563 4-697 10-101 6-242-4-342 2-130-5-254-15-399-15-139 13-238 19-359 21s-225 6-338 1l-285-16">
            <text:p/>
          </draw:path>
          <draw:path draw:style-name="gr3" draw:text-style-name="P2" draw:layer="layout" svg:width="0.016cm" svg:height="1.254cm" draw:transform="skewX (0.13229595730117) rotate (0.319395253114962) translate (10.2019034632711cm 14.4988075174016cm)" svg:viewBox="0 0 17 1255" svg:d="M1 0c5 71 12 348 6 420s-3 144-4 210c14 80 17 89 2 191 10 89 12 128 12 191l-17 243">
            <text:p/>
          </draw:path>
          <draw:ellipse draw:style-name="gr4" draw:text-style-name="P4" draw:layer="layout" svg:width="1.096cm" svg:height="0.442cm" draw:transform="skewX (0.00907571211037048) rotate (0.225845605208066) translate (10.15cm 14.07cm)">
            <text:p text:style-name="P3"><text:span text:style-name="T1">12 cm</text:span></text:p>
          </draw:ellipse>
          <draw:ellipse draw:style-name="gr5" draw:text-style-name="P5" draw:layer="layout" svg:width="0.9cm" svg:height="0.436cm" draw:transform="skewX (0.0687659725285766) rotate (-1.37950824077632) translate (10.698cm 14.629cm)">
            <text:p text:style-name="P3"><text:span text:style-name="T2">5 cm</text:span></text:p>
          </draw:ellips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2T10:19:30.874913543</meta:creation-date>
    <dc:date>2018-03-22T10:19:53.305400131</dc:date>
    <meta:editing-duration>PT22S</meta:editing-duration>
    <meta:editing-cycles>1</meta:editing-cycles>
    <meta:document-statistic meta:object-count="13"/>
    <meta:generator>LibreOffice/6.0.0.3$MacOSX_X86_64 LibreOffice_project/64a0f66915f38c6217de274f0aa8e15618924765</meta:generator>
  </office:meta>
</office:document-meta>
</file>